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fo:orphans="0" fo:widows="0"/>
    </style:style>
    <style:style style:name="P2" style:family="paragraph" style:parent-style-name="Title" style:master-page-name="Standard">
      <style:paragraph-properties fo:text-align="center" style:justify-single-word="false" style:page-number="1"/>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fo:font-size="11pt" fo:font-weight="bold" style:font-size-asian="11pt" style:font-weight-asian="bold" style:font-size-complex="11pt"/>
    </style:style>
    <style:style style:name="T4" style:family="text">
      <style:text-properties fo:font-size="11pt" style:font-size-asian="11pt" style:font-size-complex="11pt"/>
    </style:style>
    <style:style style:name="T5" style:family="text">
      <style:text-properties fo:font-style="italic" style:font-style-asian="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hb2xwipcm2yl"/>Spacebattles: Tricks</text:p>
      <text:p text:style-name="Standard"/>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Standard">Add Headings (Format &gt; Paragraph styles) and they will appear in your table of contents.</text:p>
          <text:p text:style-name="Standard"/>
        </text:index-body>
      </text:table-of-content>
      <text:p text:style-name="Standard"/>
      <text:p text:style-name="Heading_20_1"><text:bookmark text:name="_g4yvu9ybjwby"/><text:span text:style-name="T1">Acid splash<text:tab/><text:tab/><text:tab/><text:tab/><text:tab/><text:tab/><text:tab/><text:tab/>Minor Trick</text:span></text:p>
      <text:p text:style-name="Standard"><text:span text:style-name="T2">Tags: </text:span>Chemistry</text:p>
      <text:p text:style-name="Standard"><text:span text:style-name="T2">Classes: </text:span>Artificer, Augmented</text:p>
      <text:p text:style-name="Standard"><text:span text:style-name="T2">Performing time: </text:span>2 Actions</text:p>
      <text:p text:style-name="Standard"><text:span text:style-name="T2">Save</text:span>: Basic Reflex</text:p>
      <text:p text:style-name="Standard"><text:span text:style-name="T2">Duration: </text:span>Instantaneous</text:p>
      <text:p text:style-name="Standard"><text:span text:style-name="T2">Range</text:span>: 9m</text:p>
      <text:p text:style-name="Standard"><text:span text:style-name="T2">Targets</text:span>: 1 target</text:p>
      <text:p text:style-name="Standard"/>
      <text:p text:style-name="Standard">You splash a glob of acid that splatters your target and nearby creatures. Make a spell attack. If you hit, you deal 1d10 acid damage plus 1 splash acid damage. On a critical success, the target also takes 1 persistent acid damage.</text:p>
      <text:p text:style-name="Heading_20_1"><text:bookmark text:name="_47m8w45eo2l3"/><text:span text:style-name="T3">Heightened (+1):</text:span><text:span text:style-name="T4"> The damage increases by 2d10, the splash damage increases by 1, and the persistent damage on a critical hit increases by 1.</text:span></text:p>
      <text:p text:style-name="Heading_20_1"><text:bookmark text:name="_1na1niheovkp"/><text:span text:style-name="T1">Daze<text:tab/><text:tab/><text:tab/><text:tab/><text:tab/><text:tab/><text:tab/><text:tab/><text:tab/>Minor Trick</text:span></text:p>
      <text:p text:style-name="Standard"><text:span text:style-name="T2">Tags: </text:span>Neuroscience</text:p>
      <text:p text:style-name="Standard"><text:span text:style-name="T2">Classes: </text:span>Artificer, Augmented, Gravitarian</text:p>
      <text:p text:style-name="Standard"><text:soft-page-break/><text:span text:style-name="T2">Performing time: </text:span>2 Actions</text:p>
      <text:p text:style-name="Standard"><text:span text:style-name="T2">Save</text:span>: Basic Will</text:p>
      <text:p text:style-name="Standard"><text:span text:style-name="T2">Duration: </text:span>Instantaneous</text:p>
      <text:p text:style-name="Standard"><text:span text:style-name="T2">Range</text:span>: 9m</text:p>
      <text:p text:style-name="Standard"><text:span text:style-name="T2">Targets</text:span>: 1 creature</text:p>
      <text:p text:style-name="Standard"/>
      <text:p text:style-name="P1">You send out small waves that damage a creature's mind and possibly stuns it. <text:s/>On a failed save, the target takes 2d4 mental damage, and on a critical failure, the target is stunned 1.</text:p>
      <text:p text:style-name="Standard"/>
      <text:p text:style-name="Standard"><text:span text:style-name="T2">Heightened (+1):</text:span> The damage increases by 2d4</text:p>
      <text:p text:style-name="Standard"/>
      <text:p text:style-name="Heading_20_1"><text:bookmark text:name="_kbro3majdltt"/><text:span text:style-name="T1">Electric arc<text:tab/><text:tab/><text:tab/><text:tab/><text:tab/><text:tab/><text:tab/><text:tab/>Minor Trick</text:span></text:p>
      <text:p text:style-name="Standard"><text:span text:style-name="T2">Tags: </text:span>Electronics</text:p>
      <text:p text:style-name="Standard"><text:span text:style-name="T2">Classes: </text:span>Artificer, Augmented, Gravitarian</text:p>
      <text:p text:style-name="Standard"><text:span text:style-name="T2">Performing time: </text:span>2 Actions</text:p>
      <text:p text:style-name="Standard"><text:span text:style-name="T2">Save</text:span>: Basic Reflex</text:p>
      <text:p text:style-name="Standard"><text:span text:style-name="T2">Duration: </text:span>Instantaneous</text:p>
      <text:p text:style-name="Standard"><text:span text:style-name="T2">Range</text:span>: 9m</text:p>
      <text:p text:style-name="Standard"><text:span text:style-name="T2">Targets</text:span>: 1 or 2 creatures within 9 meters of each others and within range</text:p>
      <text:p text:style-name="Standard"/>
      <text:p text:style-name="Standard">An arc of lightning leaps from one target to another. You deal electricity damage equal to 1d8 plus your spellcasting ability modifier.</text:p>
      <text:p text:style-name="Standard"/>
      <text:p text:style-name="Standard"><text:soft-page-break/><text:span text:style-name="T2">Heightened (+1):</text:span> The damage increases by 2d8</text:p>
      <text:p text:style-name="Heading_20_1"><text:bookmark text:name="_87pog9m6xg46"/><text:span text:style-name="T1">Illuminate<text:tab/><text:tab/><text:tab/><text:tab/><text:tab/><text:tab/><text:tab/><text:tab/>Minor Trick</text:span></text:p>
      <text:p text:style-name="Standard"><text:span text:style-name="T2">Tags: </text:span>Chemistry</text:p>
      <text:p text:style-name="Standard"><text:span text:style-name="T2">Classes: </text:span>Artificer, Augmented</text:p>
      <text:p text:style-name="Standard"><text:span text:style-name="T2">Performing time: </text:span>2 Actions</text:p>
      <text:p text:style-name="Standard"><text:span text:style-name="T2">Duration: </text:span>Until your next daily preparations</text:p>
      <text:p text:style-name="Standard"><text:span text:style-name="T2">Range</text:span>: 9m</text:p>
      <text:p text:style-name="Standard"><text:span text:style-name="T2">Targets</text:span>: 1 object</text:p>
      <text:p text:style-name="Standard"/>
      <text:p text:style-name="Standard">You start a chemical reaction to make an object glow. The chosen object glows, casting bright light in a 6m radius (and dim light for the next 6m) like a torch. If you cast this spell again on a second object, the <text:span text:style-name="T5">illuminate</text:span> spell on the first object ends.</text:p>
      <text:p text:style-name="Heading_20_1"><text:bookmark text:name="_dp6vriufysd8"/><text:span text:style-name="T1">Inject virus<text:tab/><text:tab/><text:tab/><text:tab/><text:tab/><text:tab/><text:tab/><text:tab/>Minor Trick</text:span></text:p>
      <text:p text:style-name="Standard"><text:span text:style-name="T2">Tags: </text:span>Biology</text:p>
      <text:p text:style-name="Standard"><text:span text:style-name="T2">Classes: </text:span>Artificer, Augmented</text:p>
      <text:p text:style-name="Standard"><text:span text:style-name="T2">Performing time: </text:span>2 Actions</text:p>
      <text:p text:style-name="Standard"><text:span text:style-name="T2">Save</text:span>: Fortitude</text:p>
      <text:p text:style-name="Standard"><text:span text:style-name="T2">Duration: </text:span>Instantaneous</text:p>
      <text:p text:style-name="Standard"><text:span text:style-name="T2">Range</text:span>: 9m</text:p>
      <text:p text:style-name="Standard"><text:span text:style-name="T2">Targets</text:span>: 1 Creature</text:p>
      <text:p text:style-name="Standard"/>
      <text:p text:style-name="Standard">You inject a target with a harmful virus that rapidly spreads. On a failed save, the target is infect with a virus with the following effects: Stage1(1 round): Sickened 1, Stage2(1 round): Sickened 2, 2d4 poison damage, Stage3(1 round), Sickened 3, 2d4 poison damage.</text:p>
      <text:p text:style-name="Standard"/>
      <text:p text:style-name="Standard"><text:soft-page-break/><text:span text:style-name="T2">Heightened (+1):</text:span> The damage increases by 2d4</text:p>
      <text:p text:style-name="Heading_20_1"><text:bookmark text:name="_55g948cspub2"/><text:span text:style-name="T1">Produce flame<text:tab/><text:tab/><text:tab/><text:tab/><text:tab/><text:tab/><text:tab/>Minor Trick</text:span></text:p>
      <text:p text:style-name="Standard"><text:span text:style-name="T2">Tags: </text:span>Chemistry</text:p>
      <text:p text:style-name="Standard"><text:span text:style-name="T2">Classes: </text:span>Artificer, Augmented</text:p>
      <text:p text:style-name="Standard"><text:span text:style-name="T2">Performing time: </text:span>2 Actions</text:p>
      <text:p text:style-name="Standard"><text:span text:style-name="T2">Save</text:span>: Basic Reflex</text:p>
      <text:p text:style-name="Standard"><text:span text:style-name="T2">Duration: </text:span>Up to 1 minute.</text:p>
      <text:p text:style-name="Standard"><text:span text:style-name="T2">Range</text:span>: 12m</text:p>
      <text:p text:style-name="Standard"><text:span text:style-name="T2">Targets</text:span>: 1 target</text:p>
      <text:p text:style-name="Standard"/>
      <text:p text:style-name="Standard">You light a small flame to launch at creatures or create light. When you perform this Trick you can either choose to immediately attack with the flame or to hold it. If you choose to attack, it deals 1d10 damage on a failed save. If you hold it, it sheds bright light in a 4.5m radius circle (and an additional 4.5m of dim light after that). At any point while holding the flame, you can attack with it, as if you had immediately attacked.</text:p>
      <text:p text:style-name="Standard"/>
      <text:p text:style-name="Standard"><text:span text:style-name="T2">Heightened (+1):</text:span> The damage increases by 2d10</text:p>
      <text:p text:style-name="Heading_20_1"><text:bookmark text:name="_ik6k89nx0jrf"/><text:span text:style-name="T1">Launch liquid nitrogen<text:tab/><text:tab/><text:tab/><text:tab/><text:tab/><text:tab/>Minor Trick</text:span></text:p>
      <text:p text:style-name="Standard"><text:span text:style-name="T2">Tags: </text:span>Chemistry</text:p>
      <text:p text:style-name="Standard"><text:span text:style-name="T2">Classes: </text:span>Artificer</text:p>
      <text:p text:style-name="Standard"><text:span text:style-name="T2">Performing time: </text:span>2 Actions</text:p>
      <text:p text:style-name="Standard"><text:span text:style-name="T2">Save</text:span>: Basic Fortitude</text:p>
      <text:p text:style-name="Standard"><text:span text:style-name="T2">Duration: </text:span>1 minute</text:p>
      <text:p text:style-name="Standard"><text:span text:style-name="T2">Range</text:span>: 6m</text:p>
      <text:p text:style-name="Standard"><text:span text:style-name="T2">Targets</text:span>: 1 target</text:p>
      <text:p text:style-name="Standard"><text:soft-page-break/></text:p>
      <text:p text:style-name="Standard">You launch liquid nitrogen to freeze a creature or damage an object. On a failed save, the target takes 1d8 damage and 1 persistent damage and its speed is reduced by 1.5 meters. On a critical failure, the target’s speed is reduced by 3 meters instead.</text:p>
      <text:p text:style-name="Standard"/>
      <text:p text:style-name="Standard"><text:span text:style-name="T2">Heightened (+1):</text:span> The damage increases by 2d8</text:p>
      <text:p text:style-name="Heading_20_1"><text:bookmark text:name="_cmr5rc47l0di"/><text:span text:style-name="T1">Template<text:tab/><text:tab/><text:tab/><text:tab/><text:tab/><text:tab/><text:tab/><text:tab/><text:tab/>Trick 1</text:span></text:p>
      <text:p text:style-name="Standard"><text:span text:style-name="T2">Tags: </text:span>Biology</text:p>
      <text:p text:style-name="Standard"><text:span text:style-name="T2">Classes: </text:span>Artificer</text:p>
      <text:p text:style-name="Standard"><text:span text:style-name="T2">Performing time: </text:span>2 Actions</text:p>
      <text:p text:style-name="Standard"><text:span text:style-name="T2">Save</text:span>: </text:p>
      <text:p text:style-name="Standard"><text:span text:style-name="T2">Duration: </text:span>Instantaneous</text:p>
      <text:p text:style-name="Standard"><text:span text:style-name="T2">Range</text:span>: </text:p>
      <text:p text:style-name="Standard"><text:span text:style-name="T2">Targets</text:span>:</text:p>
      <text:p text:style-name="Standard"/>
      <text:p text:style-name="Standard">Description</text:p>
      <text:p text:style-name="Standard"/>
      <text:p text:style-name="Standard"><text:span text:style-name="T2">Heightened (+1):</text:span> The damage increases by 2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80" meta:word-count="597" meta:character-count="3663" meta:non-whitespace-character-count="3088"/>
    <meta:generator>LibreOfficeDev/6.0.5.2$Linux_X86_64 LibreOffice_project/</meta:generator>
  </office:meta>
</office:document-meta>
</file>